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halmyer_Bay">
            <text:p>Khalmyer_Bay</text:p>
          </table:table-cell>
          <table:table-cell office:value-type="string" office:value="radiocarbon">
            <text:p>radiocarbon</text:p>
          </table:table-cell>
          <table:table-cell office:value-type="string" office:value="GIN-2468">
            <text:p>GIN-2468</text:p>
          </table:table-cell>
          <table:table-cell office:value-type="float" office:value="72.0">
            <text:p>72.0</text:p>
          </table:table-cell>
          <table:table-cell office:value-type="float" office:value="75.35">
            <text:p>75.35</text:p>
          </table:table-cell>
          <table:table-cell office:value-type="float" office:value="3900.0">
            <text:p>3900.0</text:p>
          </table:table-cell>
          <table:table-cell office:value-type="float" office:value="339.94">
            <text:p>339.94</text:p>
          </table:table-cell>
          <table:table-cell office:value-type="string" office:value="peat layer above coastal sand">
            <text:p>peat layer above coastal sa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0">
            <text:p>6.0</text:p>
          </table:table-cell>
          <table:table-cell office:value-type="float" office:value="1.1169601604354562">
            <text:p>1.1169601604354562</text:p>
          </table:table-cell>
          <table:table-cell office:value-type="float" office:value="1.1169601604354562">
            <text:p>1.1169601604354562</text:p>
          </table:table-cell>
          <table:table-cell office:value-type="string" office:value="Grigorieva1987,BaranskayaEtal2018">
            <text:p>Grigorieva1987,BaranskayaEtal2018</text:p>
          </table:table-cell>
        </table:table-row>
        <table:table-row>
          <table:table-cell office:value-type="string" office:value="Khalmyer_Bay">
            <text:p>Khalmyer_Bay</text:p>
          </table:table-cell>
          <table:table-cell office:value-type="string" office:value="radiocarbon">
            <text:p>radiocarbon</text:p>
          </table:table-cell>
          <table:table-cell office:value-type="string" office:value="Khalmyer_Bay-2">
            <text:p>Khalmyer_Bay-2</text:p>
          </table:table-cell>
          <table:table-cell office:value-type="float" office:value="70.88">
            <text:p>70.88</text:p>
          </table:table-cell>
          <table:table-cell office:value-type="float" office:value="78.44">
            <text:p>78.44</text:p>
          </table:table-cell>
          <table:table-cell office:value-type="float" office:value="13600.0">
            <text:p>13600.0</text:p>
          </table:table-cell>
          <table:table-cell office:value-type="float" office:value="204.84">
            <text:p>204.84</text:p>
          </table:table-cell>
          <table:table-cell office:value-type="string" office:value="peat with sand (laida deposits)">
            <text:p>peat with sand (laida deposits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9">
            <text:p>2.9</text:p>
          </table:table-cell>
          <table:table-cell office:value-type="float" office:value="1.67633528865797">
            <text:p>1.67633528865797</text:p>
          </table:table-cell>
          <table:table-cell office:value-type="float" office:value="1.67633528865797">
            <text:p>1.67633528865797</text:p>
          </table:table-cell>
          <table:table-cell office:value-type="string" office:value="Grigorieva1987,BaranskayaEtal2018">
            <text:p>Grigorieva1987,BaranskayaEtal2018</text:p>
          </table:table-cell>
        </table:table-row>
        <table:table-row>
          <table:table-cell office:value-type="string" office:value="Khalmyer_Bay">
            <text:p>Khalmyer_Bay</text:p>
          </table:table-cell>
          <table:table-cell office:value-type="string" office:value="radiocarbon">
            <text:p>radiocarbon</text:p>
          </table:table-cell>
          <table:table-cell office:value-type="string" office:value="Khalmyer_Bay-3">
            <text:p>Khalmyer_Bay-3</text:p>
          </table:table-cell>
          <table:table-cell office:value-type="float" office:value="70.88">
            <text:p>70.88</text:p>
          </table:table-cell>
          <table:table-cell office:value-type="float" office:value="78.44">
            <text:p>78.44</text:p>
          </table:table-cell>
          <table:table-cell office:value-type="float" office:value="15890.0">
            <text:p>15890.0</text:p>
          </table:table-cell>
          <table:table-cell office:value-type="float" office:value="204.84">
            <text:p>204.84</text:p>
          </table:table-cell>
          <table:table-cell office:value-type="string" office:value="peat with sand (laida deposits)">
            <text:p>peat with sand (laida deposits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2">
            <text:p>4.2</text:p>
          </table:table-cell>
          <table:table-cell office:value-type="float" office:value="1.67633528865797">
            <text:p>1.67633528865797</text:p>
          </table:table-cell>
          <table:table-cell office:value-type="float" office:value="1.67633528865797">
            <text:p>1.67633528865797</text:p>
          </table:table-cell>
          <table:table-cell office:value-type="string" office:value="Grigorieva1987,BaranskayaEtal2018">
            <text:p>Grigorieva1987,BaranskayaEtal2018</text:p>
          </table:table-cell>
        </table:table-row>
        <table:table-row>
          <table:table-cell office:value-type="string" office:value="Khalmyer_Bay">
            <text:p>Khalmyer_Bay</text:p>
          </table:table-cell>
          <table:table-cell office:value-type="string" office:value="radiocarbon">
            <text:p>radiocarbon</text:p>
          </table:table-cell>
          <table:table-cell office:value-type="string" office:value="Gulf_of_Ob-5">
            <text:p>Gulf_of_Ob-5</text:p>
          </table:table-cell>
          <table:table-cell office:value-type="float" office:value="72.0">
            <text:p>72.0</text:p>
          </table:table-cell>
          <table:table-cell office:value-type="float" office:value="76.36">
            <text:p>76.36</text:p>
          </table:table-cell>
          <table:table-cell office:value-type="float" office:value="11400.0">
            <text:p>11400.0</text:p>
          </table:table-cell>
          <table:table-cell office:value-type="float" office:value="243.84">
            <text:p>243.84</text:p>
          </table:table-cell>
          <table:table-cell office:value-type="string" office:value="autochtonous peat">
            <text:p>autochtonous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1.1169601604354562">
            <text:p>1.1169601604354562</text:p>
          </table:table-cell>
          <table:table-cell office:value-type="float" office:value="1.1169601604354562">
            <text:p>1.1169601604354562</text:p>
          </table:table-cell>
          <table:table-cell office:value-type="string" office:value="Grigorieva1987,BaranskayaEtal2018">
            <text:p>Grigorieva1987,BaranskayaEtal2018</text:p>
          </table:table-cell>
        </table:table-row>
        <table:table-row>
          <table:table-cell office:value-type="string" office:value="Khalmyer_Bay">
            <text:p>Khalmyer_Bay</text:p>
          </table:table-cell>
          <table:table-cell office:value-type="string" office:value="radiocarbon">
            <text:p>radiocarbon</text:p>
          </table:table-cell>
          <table:table-cell office:value-type="string" office:value="LU-7970">
            <text:p>LU-7970</text:p>
          </table:table-cell>
          <table:table-cell office:value-type="float" office:value="72.35">
            <text:p>72.35</text:p>
          </table:table-cell>
          <table:table-cell office:value-type="float" office:value="75.08">
            <text:p>75.08</text:p>
          </table:table-cell>
          <table:table-cell office:value-type="float" office:value="8382.99">
            <text:p>8382.99</text:p>
          </table:table-cell>
          <table:table-cell office:value-type="float" office:value="155.34">
            <text:p>155.34</text:p>
          </table:table-cell>
          <table:table-cell office:value-type="string" office:value="peat in lacustrine sandy loam">
            <text:p>peat in lacustrine sandy loam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75">
            <text:p>3.75</text:p>
          </table:table-cell>
          <table:table-cell office:value-type="float" office:value="1.0897706180660223">
            <text:p>1.0897706180660223</text:p>
          </table:table-cell>
          <table:table-cell office:value-type="float" office:value="1.0897706180660223">
            <text:p>1.0897706180660223</text:p>
          </table:table-cell>
          <table:table-cell office:value-type="string" office:value="BaranskayaEtal2018a,BaranskayaEtal2018">
            <text:p>BaranskayaEtal2018a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